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text-properties fo:color="#d4d4d4" style:font-name="Droid Sans Mono" fo:font-size="10.5pt" officeooo:paragraph-rsid="0011cf34" fo:background-color="#1e1e1e"/>
    </style:style>
    <style:style style:name="P9" style:family="paragraph" style:parent-style-name="Standard">
      <style:text-properties style:use-window-font-color="true" style:font-name="Droid Sans Mono1" fo:font-size="10.5pt" fo:font-weight="normal" officeooo:rsid="0004693d" officeooo:paragraph-rsid="0004693d" fo:background-color="transparent"/>
    </style:style>
    <style:style style:name="P10" style:family="paragraph" style:parent-style-name="Standard">
      <style:paragraph-properties style:line-height-at-least="0.198in"/>
      <style:text-properties style:use-window-font-color="true" style:font-name="Droid Sans Mono1" fo:font-size="10.5pt" fo:font-weight="normal" fo:background-color="transparent"/>
    </style:style>
    <style:style style:name="P11" style:family="paragraph" style:parent-style-name="Standard">
      <style:text-properties officeooo:rsid="000714e7" officeooo:paragraph-rsid="000714e7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b3210" officeooo:paragraph-rsid="000b3210"/>
    </style:style>
    <style:style style:name="P14" style:family="paragraph" style:parent-style-name="Standard">
      <style:text-properties officeooo:rsid="000d210c" officeooo:paragraph-rsid="000d210c"/>
    </style:style>
    <style:style style:name="P15" style:family="paragraph" style:parent-style-name="Standard">
      <style:text-properties officeooo:paragraph-rsid="000f1887"/>
    </style:style>
    <style:style style:name="P16" style:family="paragraph" style:parent-style-name="Standard">
      <style:text-properties officeooo:rsid="000fd00d" officeooo:paragraph-rsid="000fd00d"/>
    </style:style>
    <style:style style:name="P17" style:family="paragraph" style:parent-style-name="Standard">
      <style:text-properties officeooo:rsid="000fd00d" officeooo:paragraph-rsid="00132f88"/>
    </style:style>
    <style:style style:name="P18" style:family="paragraph" style:parent-style-name="Standard">
      <style:text-properties officeooo:rsid="0011cf34" officeooo:paragraph-rsid="0011cf34"/>
    </style:style>
    <style:style style:name="P19" style:family="paragraph" style:parent-style-name="Standard">
      <style:text-properties officeooo:rsid="0011cf34" officeooo:paragraph-rsid="00150802"/>
    </style:style>
    <style:style style:name="P20" style:family="paragraph" style:parent-style-name="Standard">
      <style:text-properties officeooo:rsid="0016c162" officeooo:paragraph-rsid="0011cf34"/>
    </style:style>
    <style:style style:name="P21" style:family="paragraph" style:parent-style-name="Text_20_body">
      <style:text-properties officeooo:paragraph-rsid="0011cf34"/>
    </style:style>
    <style:style style:name="P22" style:family="paragraph" style:parent-style-name="Text_20_body">
      <style:text-properties fo:color="#d4d4d4" style:font-name="Droid Sans Mono" fo:font-size="10.5pt" officeooo:rsid="000d210c" officeooo:paragraph-rsid="000d210c" fo:background-color="#1e1e1e"/>
    </style:style>
    <style:style style:name="P23" style:family="paragraph" style:parent-style-name="Text_20_body">
      <style:text-properties officeooo:paragraph-rsid="00150802"/>
    </style:style>
    <style:style style:name="P24" style:family="paragraph" style:parent-style-name="Text_20_body" style:list-style-name="L2">
      <style:paragraph-properties fo:margin-top="0in" fo:margin-bottom="0in" loext:contextual-spacing="false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paragraph-rsid="00150802"/>
    </style:style>
    <style:style style:name="P26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" fo:font-size="10.5pt" fo:background-color="#1e1e1e"/>
    </style:style>
    <style:style style:name="P27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" fo:font-size="10.5pt" officeooo:paragraph-rsid="00150802" fo:background-color="#1e1e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32f88" style:font-weight-asian="normal" style:font-weight-complex="normal"/>
    </style:style>
    <style:style style:name="T11" style:family="text">
      <style:text-properties fo:font-weight="normal" officeooo:rsid="00139702" style:font-weight-asian="normal" style:font-weight-complex="normal"/>
    </style:style>
    <style:style style:name="T12" style:family="text">
      <style:text-properties fo:font-weight="normal" officeooo:rsid="00150802" style:font-weight-asian="normal" style:font-weight-complex="normal"/>
    </style:style>
    <style:style style:name="T13" style:family="text">
      <style:text-properties officeooo:rsid="00043777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text-line-through-style="none" style:text-line-through-type="none" fo:font-weight="normal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0f1887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21" style:family="text">
      <style:text-properties officeooo:rsid="00055c97" style:font-weight-asian="normal" style:font-weight-complex="normal"/>
    </style:style>
    <style:style style:name="T22" style:family="text">
      <style:text-properties fo:color="#9cdcfe"/>
    </style:style>
    <style:style style:name="T23" style:family="text">
      <style:text-properties fo:color="#ce9178"/>
    </style:style>
    <style:style style:name="T24" style:family="text">
      <style:text-properties fo:font-variant="normal" fo:text-transform="none" fo:color="#000000" style:text-line-through-style="none" style:text-line-through-type="none" style:font-name="Droid Sans Mono1" fo:font-size="10.5pt" fo:letter-spacing="normal" fo:font-style="normal" fo:font-weight="normal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Droid Sans Mono1" fo:font-size="10.5pt" fo:letter-spacing="normal" fo:font-style="normal" fo:font-weight="normal" officeooo:rsid="000f1887" fo:background-color="transparent" loext:char-shading-value="0" style:font-weight-asian="normal" style:font-weight-complex="normal"/>
    </style:style>
    <style:style style:name="T26" style:family="text">
      <style:text-properties officeooo:rsid="00150802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13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2"><text:span text:style-name="T1"/></text:p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5"><text:span text:style-name="T5"/></text:p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4">npm i</text:span><text:span text:style-name="T3"> to download all those dependencies from package.json) </text:span></text:p>
      <text:p text:style-name="P6"><text:span text:style-name="T3"/></text:p>
      <text:p text:style-name="P7"><text:span text:style-name="T3">&gt; test API</text:span></text:p>
      <text:p text:style-name="P7"><text:span text:style-name="T3"/></text:p>
      <text:p text:style-name="P7"><text:span text:style-name="T3">- create a movie in </text:span><text:span text:style-name="T7">server/movie.service</text:span></text:p>
      <text:p text:style-name="P7"><text:span text:style-name="T7"/></text:p>
      <text:p text:style-name="P9"><text:span text:style-name="T21">let movies: {[key : number] : Movie} = {</text:span></text:p>
      <text:p text:style-name="P10">35 : {</text:p>
      <text:p text:style-name="P10">id: 35,</text:p>
      <text:p text:style-name="P10">titel: "Harry Potter- Viselsten",</text:p>
      <text:p text:style-name="P10">year: "2005",</text:p>
      <text:p text:style-name="P10">description: "Harry som ung",</text:p>
      <text:p text:style-name="P10">picture: "hfhfhf",</text:p>
      <text:p text:style-name="P10">genre: "Adventure",</text:p>
      <text:p text:style-name="P10">favorite: false</text:p>
      <text:p text:style-name="P10">}</text:p>
      <text:p text:style-name="P10">};</text:p>
      <text:p text:style-name="P7"><text:span text:style-name="T7"/></text:p>
      <text:p text:style-name="P7"><text:span text:style-name="T3"/></text:p>
      <text:p text:style-name="P7"><text:span text:style-name="T3">$ npm run dev <text:tab/>//start the server</text:span></text:p>
      <text:p text:style-name="P7"><text:span text:style-name="T3">$ curl localhost:8080/movie // </text:span><text:span text:style-name="T8">you should see the movie info as an object</text:span></text:p>
      <text:p text:style-name="P7"><text:span text:style-name="T8"/></text:p>
      <text:p text:style-name="P7"><text:span text:style-name="T8">- create a movie via PUT or POST</text:span></text:p>
      <text:p text:style-name="P7"><text:span text:style-name="T8"/></text:p>
      <text:p text:style-name="P11"><text:span text:style-name="T3">$ </text:span><text:span text:style-name="T16">curl localhost:8080/movie -X PUT -H 'Content-Type:application/json' -d '{"titel":"Superman", "year":"1999", "picture":"link", "description":"Louise &amp; Clark", "genre":"Adventure"}'</text:span></text:p>
      <text:p text:style-name="P11"><text:span text:style-name="T16"/></text:p>
      <text:p text:style-name="P11"><text:span text:style-name="T16">- </text:span><text:span text:style-name="T17">Delete a movie with DELETE</text:span></text:p>
      <text:p text:style-name="P12"><text:span text:style-name="T15">$ curl localhost:-X DELETE localhost:8080/movie/movieId</text:span></text:p>
      <text:p text:style-name="P12"><text:span text:style-name="T15"/></text:p>
      <text:p text:style-name="P12"><text:span text:style-name="T15">- </text:span><text:span text:style-name="T18">Add movie as favorite</text:span></text:p>
      <text:p text:style-name="P13"><text:span text:style-name="T15">$ curl -X PUT localhost:8080/movie/favorite/movieId</text:span></text:p>
      <text:p text:style-name="P13"><text:span text:style-name="T15"/></text:p>
      <text:p text:style-name="P13"><text:span text:style-name="T15"/></text:p>
      <text:p text:style-name="P13"><text:span text:style-name="T15"/></text:p>
      <text:p text:style-name="P14"><text:soft-page-break/><text:span text:style-name="T15">Tets</text:span></text:p>
      <text:p text:style-name="P14"><text:span text:style-name="T15">===</text:span></text:p>
      <text:p text:style-name="P14"><text:span text:style-name="T15">$ </text:span><text:span text:style-name="Source_20_Text"><text:span text:style-name="T20">npm install --save-dev jest typescript ts-jest @types/jest</text:span></text:span></text:p>
      <text:p text:style-name="P19"><text:span text:style-name="T3"/></text:p>
      <text:p text:style-name="P23"><text:span text:style-name="T12">$ </text:span><text:span text:style-name="Source_20_Text"><text:span text:style-name="T9">npx ts-jest config:init</text:span></text:span><text:span text:style-name="T9"> to create the jest.config.js file. </text:span></text:p>
      <text:list xml:id="list4019430689" text:style-name="L2">
        <text:list-item>
          <text:p text:style-name="P25">Change the scripts field in package.json to:</text:p>
        </text:list-item>
      </text:list>
      <text:p text:style-name="P27"><text:span text:style-name="T22">"scripts"</text:span>: {</text:p>
      <text:p text:style-name="P27"><text:span text:style-name="T22">"dev"</text:span>: <text:span text:style-name="T23">"ts-node-dev --respawn --pretty --transpile-only src/index.ts"</text:span>,</text:p>
      <text:p text:style-name="P27"><text:span text:style-name="T22">"test"</text:span>: <text:span text:style-name="T23">"jest"</text:span></text:p>
      <text:p text:style-name="P22"><text:span text:style-name="T20">},</text:span></text:p>
      <text:p text:style-name="P16"><text:span text:style-name="T3"/></text:p>
      <text:p text:style-name="P18"><text:span text:style-name="T3">&gt; Write some tests and the run</text:span></text:p>
      <text:p text:style-name="P18"><text:span text:style-name="T3"/></text:p>
      <text:p text:style-name="P20"><text:span text:style-name="T3">$ npm test</text:span></text:p>
      <text:p text:style-name="P8"><text:span text:style-name="T3"/></text:p>
      <text:p text:style-name="P18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1" svg:font-family="'Droid Sans Mono', monospace, monospace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0T02:11:59.704580785</dc:date>
    <meta:editing-duration>PT1H57M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41" meta:character-count="1505" meta:non-whitespace-character-count="1311"/>
  </office:meta>
</office:document-meta>
</file>